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15.921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94cm"/>
    </style:style>
    <style:style style:name="co7" style:family="table-column">
      <style:table-column-properties fo:break-before="auto" style:column-width="5.86cm"/>
    </style:style>
    <style:style style:name="co8" style:family="table-column">
      <style:table-column-properties fo:break-before="auto" style:column-width="19.064cm"/>
    </style:style>
    <style:style style:name="co9" style:family="table-column">
      <style:table-column-properties fo:break-before="auto" style:column-width="5.90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66ff00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99ff33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>
      <style:table-cell-properties fo:background-color="#66ff00"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14" style:family="table-cell" style:parent-style-name="Default">
      <style:table-cell-properties fo:background-color="#99ff33"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Botón Captura Rápida</text:p>
          </table:table-cell>
          <table:table-cell office:value-type="string">
            <text:p>Poner disponible el botón de Captura Rápida en el formulario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Login</text:p>
          </table:table-cell>
          <table:table-cell office:value-type="string">
            <text:p>Mensaje de error al cargar</text:p>
          </table:table-cell>
          <table:table-cell office:value-type="string">
            <text:p>Retroalimentar al usuario de problemas con Login o Mensaje de usuario registrado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Matriz de Parámetros</text:p>
          </table:table-cell>
          <table:table-cell office:value-type="string">
            <text:p>Pantallas diversas</text:p>
          </table:table-cell>
          <table:table-cell office:value-type="string">
            <text:p>Las listas de País, ciudad, site, cliente, programa y tipo de contrato deben estar correlacionadas.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Canceladas o En Borrador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office:value-type="string">
            <text:p>Mis Autorizacion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Pendientes de Autorizar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office:value-type="string">
            <text:p>Consulta de Movimientos</text:p>
          </table:table-cell>
          <table:table-cell office:value-type="string">
            <text:p>Reporte de todos los movimientos del período </text:p>
          </table:table-cell>
          <table:table-cell office:value-type="string">
            <text:p>Mostrar todos los movimientos del período actual y del anterior para consulta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ptura de Conceptos</text:p>
          </table:table-cell>
          <table:table-cell table:style-name="ce2" office:value-type="string">
            <text:p>Desplegar autorizantes</text:p>
          </table:table-cell>
          <table:table-cell table:style-name="ce2" office:value-type="string">
            <text:p>No está desplegando autoriza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olicitudes Rápidas</text:p>
          </table:table-cell>
          <table:table-cell table:style-name="ce2" office:value-type="string">
            <text:p>Desplegar el Estatus después Enviar la solicitud</text:p>
          </table:table-cell>
          <table:table-cell table:style-name="ce2" office:value-type="string">
            <text:p>No despliega Estatus de la Solicitud ni desactiva los botones correspondie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ptura de Conceptos</text:p>
          </table:table-cell>
          <table:table-cell table:style-name="ce3" office:value-type="string">
            <text:p>Autorización automática por montos</text:p>
          </table:table-cell>
          <table:table-cell table:style-name="ce3" office:value-type="string">
            <text:p>Realizar pruebas de autorizaciones automáticas por montos</text:p>
          </table:table-cell>
          <table:table-cell table:style-name="ce3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chazar solicitud</text:p>
          </table:table-cell>
          <table:table-cell table:style-name="ce2" office:value-type="string">
            <text:p>Captura de motivos</text:p>
          </table:table-cell>
          <table:table-cell table:style-name="ce2" office:value-type="string">
            <text:p>Al rechazar solicitud, capturar motivo de rechazo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r solicitud</text:p>
          </table:table-cell>
          <table:table-cell table:style-name="ce2" office:value-type="string">
            <text:p>Desactivar edición</text:p>
          </table:table-cell>
          <table:table-cell table:style-name="ce2" office:value-type="string">
            <text:p>Al autorizar solicitud, desactivar edición de autorización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cion de Solicitudes</text:p>
          </table:table-cell>
          <table:table-cell table:style-name="ce2" office:value-type="string">
            <text:p>Autorización último nivel</text:p>
          </table:table-cell>
          <table:table-cell table:style-name="ce2" office:value-type="string">
            <text:p>Al autorizar en último nivel, cambiar el estatus de la solicitud y/o empleado-solicitud a autorizada.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</table:table>
      <table:table table:name="Pendientes Revisión 08-08-2019" table:style-name="ta1" table:print="false">
        <table:table-column table:style-name="co6" table:default-cell-style-name="ce5"/>
        <table:table-column table:style-name="co7" table:default-cell-style-name="ce5"/>
        <table:table-column table:style-name="co8" table:default-cell-style-name="ce11"/>
        <table:table-column table:style-name="co9" table:default-cell-style-name="ce11"/>
        <table:table-column table:style-name="co10" table:number-columns-repeated="1020" table:default-cell-style-name="ce5"/>
        <table:table-row table:style-name="ro2">
          <table:table-cell table:style-name="ce4" office:value-type="string">
            <text:p>Formulario</text:p>
          </table:table-cell>
          <table:table-cell table:style-name="ce4" office:value-type="string">
            <text:p>Funcionalidad</text:p>
          </table:table-cell>
          <table:table-cell table:style-name="ce10" office:value-type="string">
            <text:p>Descripción</text:p>
          </table:table-cell>
          <table:table-cell table:style-name="ce10" office:value-type="string">
            <text:p>Impacto</text:p>
          </table:table-cell>
          <table:table-cell table:number-columns-repeated="1020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Aplicar los cambios en un Concepto Rechazado, se debe actualizar el Estatus de la aplicación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desplegar los registros de una solicitud con conceptos rechazados, desactivar los botones Editar y Borrar que no deben estar disponibles si no aplica.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2">
          <table:table-cell office:value-type="string">
            <text:p>ResponsableAutoriza</text:p>
          </table:table-cell>
          <table:table-cell office:value-type="string">
            <text:p>Cierre de Solicitud</text:p>
          </table:table-cell>
          <table:table-cell office:value-type="string">
            <text:p>Al cerrar la solicitud Autorizada, se debe actualizar el Estatus de la aplicación.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Al seleccionarse concepto para su edición, desplegar información del Autorizante que tiene asignado el concepto para su autorización.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Envio de Solicitud</text:p>
          </table:table-cell>
          <table:table-cell office:value-type="string">
            <text:p>Después de enviar una Solicitud a autorización, la aplicación deberá enviar a la pantalla de Mis solicitudes.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2">
          <table:table-cell office:value-type="string">
            <text:p>Responsable Autoriza</text:p>
          </table:table-cell>
          <table:table-cell office:value-type="string">
            <text:p>Cancelación de Solicitud</text:p>
          </table:table-cell>
          <table:table-cell office:value-type="string">
            <text:p>Al cancelar una solicitud el Solicitante, se debe enviar mensaje descriptivo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2" office:value-type="string">
            <text:p>Al corregirse los datos de un concepto rechazado, el botón Enviar debe estar desactivado.</text:p>
          </table:table-cell>
          <table:table-cell table:style-name="ce12" office:value-type="string">
            <text:p>Inmediato en la operación de la app.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2" office:value-type="string">
            <text:p>Al seleccionar la edición de concepto rechazado, el combo de Conceptos debe actualizarse correctamente</text:p>
          </table:table-cell>
          <table:table-cell table:style-name="ce12" office:value-type="string">
            <text:p>Inmediato en la operación de la app.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2" office:value-type="string">
            <text:p>Al seleccionar la edición de concepto rechazado, los combos de Autorizadores deben actualizarse</text:p>
          </table:table-cell>
          <table:table-cell table:style-name="ce12" office:value-type="string">
            <text:p>Inmediato en la operación de la app.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2" office:value-type="string">
            <text:p>Al seleccionar la edición de concepto rechazado, el combo Concepto Motivo debe actualizarse</text:p>
          </table:table-cell>
          <table:table-cell table:style-name="ce12" office:value-type="string">
            <text:p>Inmediato en la operación de la app.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Captura de Solicitudes</text:p>
          </table:table-cell>
          <table:table-cell table:style-name="ce7" office:value-type="string">
            <text:p>Editar Solicitud</text:p>
          </table:table-cell>
          <table:table-cell table:style-name="ce13" office:value-type="string">
            <text:p>Al desplegar los conceptos de la Solicitud, activar/desactivar los botones de edición, consulta, borrar que correspondan</text:p>
          </table:table-cell>
          <table:table-cell table:style-name="ce13" office:value-type="string">
            <text:p>Inmediato en la operación de la app.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aptura de Solicitudes</text:p>
          </table:table-cell>
          <table:table-cell table:style-name="ce6" office:value-type="string">
            <text:p>Editar Solicitud</text:p>
          </table:table-cell>
          <table:table-cell table:style-name="ce12" office:value-type="string">
            <text:p>Al navegar por los diversos conceptos, actualizar Autorizadores al guardar.</text:p>
          </table:table-cell>
          <table:table-cell table:style-name="ce12" office:value-type="string">
            <text:p>Inmediato en la operación de la app.</text:p>
          </table:table-cell>
          <table:table-cell table:number-columns-repeated="1020"/>
        </table:table-row>
        <table:table-row table:style-name="ro3">
          <table:table-cell table:number-columns-repeated="2" table:style-name="ce8" office:value-type="string">
            <text:p>Captura de Solicitudes</text:p>
          </table:table-cell>
          <table:table-cell table:style-name="ce14" office:value-type="string">
            <text:p>Desplegar autorizadores default al capturar solicitante-empleado-concepto.</text:p>
          </table:table-cell>
          <table:table-cell table:style-name="ce14" office:value-type="string">
            <text:p>Inmediato en la operación de la app.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Captura de Solicitudes</text:p>
          </table:table-cell>
          <table:table-cell table:style-name="ce9" office:value-type="string">
            <text:p>Autorización Automática x montos</text:p>
          </table:table-cell>
          <table:table-cell table:style-name="ce15" office:value-type="string">
            <text:p>Al capturarse una solicitud, debe revisarse que se autorizen los conceptos que indique la configuración de Autorización Automática.</text:p>
          </table:table-cell>
          <table:table-cell table:style-name="ce15" office:value-type="string">
            <text:p>Inmediato en la operación de la app.</text:p>
          </table:table-cell>
          <table:table-cell table:number-columns-repeated="1020"/>
        </table:table-row>
        <table:table-row table:style-name="ro3">
          <table:table-cell office:value-type="string">
            <text:p>Solicitud Rechazada</text:p>
          </table:table-cell>
          <table:table-cell office:value-type="string">
            <text:p>Rechazo de Solicitud.</text:p>
          </table:table-cell>
          <table:table-cell office:value-type="string">
            <text:p>El Solicitante debe poder modificar el Concepto al revisar un Rechazo. En caso de que lo modifique, deberá generar las autorizaciones desde el primer nivel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office:value-type="string">
            <text:p>Rechazo de solicitud</text:p>
          </table:table-cell>
          <table:table-cell office:value-type="string">
            <text:p>Rechazo de Solicitud.</text:p>
          </table:table-cell>
          <table:table-cell office:value-type="string">
            <text:p>Al rechazar un concepto en la solicitud, el Autorizante deberá capturar un comentario sobre los motivos u otros comentarios o aclaraciones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office:value-type="string">
            <text:p>Solicitud Rechazada</text:p>
          </table:table-cell>
          <table:table-cell office:value-type="string">
            <text:p>Edición de Solicitud</text:p>
          </table:table-cell>
          <table:table-cell office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El Solicit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table:number-columns-repeated="2" office:value-type="string">
            <text:p>Autorización de solicitud</text:p>
          </table:table-cell>
          <table:table-cell office:value-type="string">
            <text:p>El Autoriz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Captura rápida de Solicitudes</text:p>
          </table:table-cell>
          <table:table-cell office:value-type="string">
            <text:p>Disponibilidad de copy/Paste en Solicitudes Previamente Capturadas/Solicitudes nuevas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Despliegue de sección informativa (Montos)</text:p>
          </table:table-cell>
          <table:table-cell office:value-type="string">
            <text:p>Al desplegar información sobre los montos capturados, apoyarse en tabla adicional de divisa para desplegar Monto acompañado de la descripción de la moneda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office:value-type="string">
            <text:p>Autorización de Solicitudes</text:p>
          </table:table-cell>
          <table:table-cell office:value-type="string">
            <text:p>Autorizar/Rechazar solicitud</text:p>
          </table:table-cell>
          <table:table-cell office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erfil /Accesos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Hoja1.A2:Hoja1.D13" table:contains-header="false">
          <table:sort>
            <table:sort-by table:field-number="3" table:data-type="automatic"/>
          </table:sort>
        </table:database-range>
        <table:database-range table:target-range-address="'Pendientes Revisión 08-08-2019'.A1:'Pendientes Revisión 08-08-2019'.D2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0">10/08/2019</text:date>, <text:time>18:00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10T18:00:45.69</dc:date>
    <meta:editing-duration>P2DT2H25M31S</meta:editing-duration>
    <meta:editing-cycles>13</meta:editing-cycles>
    <meta:generator>OpenOffice/4.1.6$Win32 OpenOffice.org_project/416m1$Build-9790</meta:generator>
    <dc:creator>Jesus De los Santos Rodriguez</dc:creator>
    <meta:document-statistic meta:table-count="3" meta:cell-count="145" meta:object-count="0"/>
  </office:meta>
</office:document-meta>
</file>